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color="#000000" loext:opacity="100%" fo:font-size="12pt" style:text-underline-style="none" fo:font-weight="normal" officeooo:rsid="000295ff" officeooo:paragraph-rsid="000295f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4pt" style:text-underline-style="solid" style:text-underline-width="auto" style:text-underline-color="font-color" fo:font-weight="bold" officeooo:rsid="000295ff" officeooo:paragraph-rsid="000295ff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12pt" style:text-underline-style="none" fo:font-weight="normal" officeooo:rsid="000295ff" officeooo:paragraph-rsid="000295f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2pt" style:text-underline-style="none" fo:font-weight="normal" officeooo:rsid="000295ff" officeooo:paragraph-rsid="000423c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295ff" officeooo:paragraph-rsid="000295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295ff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fo:font-size="12pt" style:text-underline-style="none" fo:font-weight="normal" officeooo:rsid="000295ff" officeooo:paragraph-rsid="000295ff" style:font-size-asian="10.5pt" style:font-weight-asian="normal" style:font-size-complex="12pt" style:font-weight-complex="normal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>
      <style:text-properties fo:color="#c9211e" loext:opacity="100%"/>
    </style:style>
    <style:style style:name="P21" style:family="paragraph" style:parent-style-name="Text_20_body">
      <style:paragraph-properties fo:text-align="start" style:justify-single-word="false"/>
      <style:text-properties fo:color="#c9211e" loext:opacity="100%" fo:font-size="12pt" style:text-underline-style="none" fo:font-weight="normal" officeooo:rsid="000295ff" officeooo:paragraph-rsid="000295ff" style:font-size-asian="10.5pt" style:font-weight-asian="normal" style:font-size-complex="12pt" style:font-weight-complex="normal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12pt" style:text-underline-style="none" fo:font-weight="normal" officeooo:rsid="000295ff" style:font-size-asian="10.5pt" style:font-weight-asian="normal" style:font-size-complex="12pt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2pt" style:text-underline-style="none" fo:font-weight="normal" officeooo:rsid="000295ff" style:font-size-asian="10.5pt" style:font-weight-asian="normal" style:font-size-complex="12pt" style:font-weight-complex="normal"/>
    </style:style>
    <style:style style:name="T5" style:family="text">
      <style:text-properties fo:color="#000000" loext:opacity="100%" officeooo:rsid="000423c3"/>
    </style:style>
    <style:style style:name="T6" style:family="text">
      <style:text-properties officeooo:rsid="000423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ular Expression</text:p>
      <text:p text:style-name="P2"/>
      <text:p text:style-name="P9">Regular expressions (Regex) play a crucial role in <text:span text:style-name="Strong_20_Emphasis">MongoDB</text:span> when performing flexible and pattern-based searches on string fields. Here’s why they are important:</text:p>
      <text:h text:style-name="Heading_20_3" text:outline-level="3"><text:span text:style-name="Strong_20_Emphasis">1. Pattern-Based Searching</text:span></text:h>
      <text:list xml:id="list72459054" text:style-name="L1">
        <text:list-item>
          <text:p text:style-name="P8">MongoDB supports regex queries using the <text:span text:style-name="Strong_20_Emphasis"><text:span text:style-name="Source_20_Text">$regex</text:span></text:span> operator, which helps match patterns in text fields. </text:p>
        </text:list-item>
        <text:list-item>
          <text:p text:style-name="P7">Example: Find all users whose name starts with "Mat":</text:p>
        </text:list-item>
      </text:list>
      <text:p text:style-name="P3">db.users.find({ name: { $regex: "^Mat" } })</text:p>
      <text:p text:style-name="P5"/>
      <text:h text:style-name="P1" text:outline-level="3"><text:span text:style-name="Strong_20_Emphasis">2. Case-Insensitive Search</text:span></text:h>
      <text:list xml:id="list3477665096" text:style-name="L2">
        <text:list-item>
          <text:p text:style-name="P11">With the <text:span text:style-name="Strong_20_Emphasis"><text:span text:style-name="Source_20_Text">i</text:span></text:span> flag, regex enables case-insensitive searches. </text:p>
        </text:list-item>
        <text:list-item>
          <text:p text:style-name="P10">Example: Find names containing "george" (case-insensitive):</text:p>
        </text:list-item>
      </text:list>
      <text:p text:style-name="P20">db.users.find({ name: { $regex: "george", $options: "i" } })</text:p>
      <text:h text:style-name="P1" text:outline-level="3"><text:span text:style-name="Strong_20_Emphasis">3. Partial Matching</text:span></text:h>
      <text:list xml:id="list2332475503" text:style-name="L3">
        <text:list-item>
          <text:p text:style-name="P13">Unlike exact matches (<text:span text:style-name="Source_20_Text">$eq</text:span>), regex allows searching for substrings within text. </text:p>
        </text:list-item>
        <text:list-item>
          <text:p text:style-name="P12">Example: Find emails containing "gmail":</text:p>
        </text:list-item>
      </text:list>
      <text:p text:style-name="P20">db.users.find({ email: { $regex: "gmail" } })</text:p>
      <text:h text:style-name="P1" text:outline-level="3"><text:span text:style-name="Strong_20_Emphasis">4. Advanced Pattern Matching</text:span></text:h>
      <text:list xml:id="list2765564791" text:style-name="L4">
        <text:list-item>
          <text:p text:style-name="P15">You can use regex for <text:span text:style-name="Strong_20_Emphasis">wildcards, special characters, and character ranges</text:span>. </text:p>
        </text:list-item>
        <text:list-item>
          <text:p text:style-name="P14">Example: Match phone numbers starting with "98" and followed by 8 digits:</text:p>
        </text:list-item>
      </text:list>
      <text:p text:style-name="P20">db.contacts.find({ phone: { $regex: "^98[0-9]{8}$" } })</text:p>
      <text:h text:style-name="P1" text:outline-level="3"><text:span text:style-name="Strong_20_Emphasis">5. Filtering and Data Validation</text:span></text:h>
      <text:list xml:id="list1024427851" text:style-name="L5">
        <text:list-item>
          <text:p text:style-name="P16">Helps filter unwanted results and validate text patterns before inserting/updating records. </text:p>
        </text:list-item>
      </text:list>
      <text:h text:style-name="Heading_20_3" text:outline-level="3"><text:span text:style-name="Strong_20_Emphasis">6. Text Search Alternative</text:span></text:h>
      <text:list xml:id="list226522494" text:style-name="L6">
        <text:list-item>
          <text:p text:style-name="P17">When <text:span text:style-name="Strong_20_Emphasis">full-text search</text:span> (<text:span text:style-name="Source_20_Text">$text</text:span>) is not feasible, regex can be an alternative for searching without predefined indexes. </text:p>
        </text:list-item>
      </text:list>
      <text:h text:style-name="Heading_20_3" text:outline-level="3"><text:span text:style-name="Strong_20_Emphasis">Performance Considerations</text:span></text:h>
      <text:list xml:id="list2092542700" text:style-name="L7">
        <text:list-item>
          <text:p text:style-name="P19"><text:span text:style-name="Strong_20_Emphasis">Regex is slower</text:span> compared to indexed searches because it scans the entire collection. </text:p>
        </text:list-item>
        <text:list-item>
          <text:p text:style-name="P18"><text:span text:style-name="Strong_20_Emphasis">Anchoring (</text:span><text:span text:style-name="Strong_20_Emphasis"><text:span text:style-name="Source_20_Text">^</text:span></text:span><text:span text:style-name="Strong_20_Emphasis">, </text:span><text:span text:style-name="Strong_20_Emphasis"><text:span text:style-name="Source_20_Text">$</text:span></text:span><text:span text:style-name="Strong_20_Emphasis">)</text:span> helps improve performance by limiting searches to the beginning or end of a string.</text:p>
        </text:list-item>
      </text:list>
      <text:p text:style-name="P9">In <text:span text:style-name="Strong_20_Emphasis">regular expressions (regex)</text:span>, the symbols <text:span text:style-name="Source_20_Text">^</text:span> and <text:span text:style-name="Source_20_Text">$</text:span> are <text:span text:style-name="Strong_20_Emphasis">anchors</text:span> that define the position of a match in a string.</text:p>
      <text:h text:style-name="Heading_20_3" text:outline-level="3"><text:soft-page-break/><text:span text:style-name="Strong_20_Emphasis">1. </text:span><text:span text:style-name="Strong_20_Emphasis"><text:span text:style-name="Source_20_Text">^</text:span></text:span><text:span text:style-name="Strong_20_Emphasis"> (Caret) - Matches the Start of a String</text:span></text:h>
      <text:list xml:id="list1080371599" text:style-name="L8">
        <text:list-item>
          <text:p text:style-name="P23">Ensures that the pattern appears at the <text:span text:style-name="Strong_20_Emphasis">beginning</text:span> of the string. </text:p>
        </text:list-item>
        <text:list-item>
          <text:p text:style-name="P22">Example: Match strings starting with "Mat":</text:p>
        </text:list-item>
      </text:list>
      <text:p text:style-name="P3">{ name: { $regex: "^Mat" } }</text:p>
      <text:p text:style-name="P3"/>
      <text:p text:style-name="P3">✅ Matches: <text:span text:style-name="Source_20_Text">"Mathew"</text:span>, <text:span text:style-name="Source_20_Text">"Matilda"</text:span><text:line-break/>❌ Doesn't Match: <text:span text:style-name="Source_20_Text">"John Mat"</text:span></text:p>
      <text:p text:style-name="P3"><text:span text:style-name="Source_20_Text"/></text:p>
      <text:p text:style-name="Horizontal_20_Line"/>
      <text:h text:style-name="Heading_20_3" text:outline-level="3"><text:span text:style-name="Strong_20_Emphasis">2. </text:span><text:span text:style-name="Strong_20_Emphasis"><text:span text:style-name="Source_20_Text">$</text:span></text:span><text:span text:style-name="Strong_20_Emphasis"> (Dollar Sign) - Matches the End of a String</text:span></text:h>
      <text:list xml:id="list532223533" text:style-name="L10">
        <text:list-item>
          <text:p text:style-name="P25">Ensures that the pattern appears at the <text:span text:style-name="Strong_20_Emphasis">end</text:span> of the string. </text:p>
        </text:list-item>
        <text:list-item>
          <text:p text:style-name="P24">Example: Match strings ending with "son":</text:p>
        </text:list-item>
      </text:list>
      <text:p text:style-name="P3"><text:span text:style-name="Source_20_Text">{ name: { $regex: "son$" } }</text:span></text:p>
      <text:p text:style-name="P3"><text:span text:style-name="Source_20_Text"/></text:p>
      <text:p text:style-name="P21"><text:span text:style-name="Source_20_Text">✅ Matches: "Jackson", "Emerson"<text:line-break/>❌ Doesn't Match: "Sonny Jackson" </text:span></text:p>
      <text:p text:style-name="Horizontal_20_Line"/>
      <text:h text:style-name="Heading_20_3" text:outline-level="3"><text:span text:style-name="Strong_20_Emphasis">3. Combining </text:span><text:span text:style-name="Strong_20_Emphasis"><text:span text:style-name="Source_20_Text">^</text:span></text:span><text:span text:style-name="Strong_20_Emphasis"> and </text:span><text:span text:style-name="Strong_20_Emphasis"><text:span text:style-name="Source_20_Text">$</text:span></text:span><text:span text:style-name="Strong_20_Emphasis"> - Exact Match</text:span></text:h>
      <text:list xml:id="list3563701317" text:style-name="L12">
        <text:list-item>
          <text:p text:style-name="P27">Ensures that the entire string must match the pattern exactly. </text:p>
        </text:list-item>
        <text:list-item>
          <text:p text:style-name="P26">Example: Match exactly <text:span text:style-name="Source_20_Text">"Hello"</text:span> (no extra characters allowed):</text:p>
        </text:list-item>
      </text:list>
      <text:p text:style-name="P3"><text:span text:style-name="Source_20_Text">{ message: { $regex: "^Hello$" } }</text:span></text:p>
      <text:p text:style-name="P3"><text:span text:style-name="Source_20_Text"/></text:p>
      <text:p text:style-name="P21"><text:span text:style-name="Source_20_Text">✅ Matches: "Hello"<text:line-break/>❌ Doesn't Match: "Hello world" or "Say Hello" </text:span></text:p>
      <text:p text:style-name="Horizontal_20_Line"/>
      <text:h text:style-name="Heading_20_3" text:outline-level="3"><text:span text:style-name="Strong_20_Emphasis">Use Case in MongoDB</text:span></text:h>
      <text:p text:style-name="Text_20_body">Example: Find users whose username is exactly "Mathew":</text:p>
      <text:p text:style-name="P3"><text:span text:style-name="Source_20_Text">db.users.find({ username: { $regex: "^Mathew$", $options: "i" } })</text:span></text:p>
      <text:p text:style-name="P3"><text:span text:style-name="Source_20_Text"/></text:p>
      <text:p text:style-name="P3"><text:span text:style-name="Source_20_Text"><text:span text:style-name="T3">(The $options: "i" makes it </text:span></text:span><text:span text:style-name="Source_20_Text"><text:span text:style-name="Strong_20_Emphasis"><text:span text:style-name="T3">case-insensitive</text:span></text:span></text:span><text:span text:style-name="Source_20_Text"><text:span text:style-name="T3">.)</text:span></text:span></text:p>
      <text:p text:style-name="P3"><text:span text:style-name="Source_20_Text"/></text:p>
      <text:p text:style-name="P6"><text:span text:style-name="Source_20_Text"><text:span text:style-name="T4">eg:</text:span></text:span><text:span text:style-name="Source_20_Text"><text:span text:style-name="T2"> </text:span></text:span><text:span text:style-name="Source_20_Text"><text:span text:style-name="T1">db.bayut_properties.updateMany( </text:span></text:span></text:p>
      <text:p text:style-name="P6"><text:span text:style-name="Source_20_Text"><text:span text:style-name="T1">{ purpose: { $regex: /^For\s+/i } }, </text:span></text:span><text:span text:style-name="Source_20_Text"><text:span text:style-name="T3">// filter: documents whose purpose starts with "For " (case-insensitive) </text:span></text:span></text:p>
      <text:p text:style-name="P6"><text:span text:style-name="Source_20_Text"><text:span text:style-name="T1">[ </text:span></text:span></text:p>
      <text:p text:style-name="P6"><text:span text:style-name="Source_20_Text"><text:span text:style-name="T1">{ </text:span></text:span></text:p>
      <text:p text:style-name="P6"><text:span text:style-name="Source_20_Text"><text:span text:style-name="T1">$set: { </text:span></text:span></text:p>
      <text:p text:style-name="P6"><text:span text:style-name="Source_20_Text"><text:span text:style-name="T1">purpose: { </text:span></text:span></text:p>
      <text:p text:style-name="P6"><text:span text:style-name="Source_20_Text"><text:span text:style-name="T1">$replaceOne: { input: "$purpose", find: "For ", replacement: "" } </text:span></text:span></text:p>
      <text:p text:style-name="P6"><text:span text:style-name="Source_20_Text"><text:span text:style-name="T1">} } } ] )</text:span></text:span></text:p>
      <text:p text:style-name="P3"><text:span text:style-name="Source_20_Text"/></text:p>
      <text:p text:style-name="P3"><text:span text:style-name="Source_20_Text"/></text:p>
      <text:p text:style-name="P3"><text:soft-page-break/><text:span text:style-name="Source_20_Text"><text:span text:style-name="T3">eg:</text:span></text:span><text:span text:style-name="Source_20_Text">db.bayut_properties.find({ location: /Dubai Marina/ })</text:span></text:p>
      <text:p text:style-name="P3"><text:span text:style-name="Source_20_Text"><text:span text:style-name="T3">eg:</text:span></text:span><text:span text:style-name="Source_20_Text">db.bayut_properties.find({ location: /Dubai Marina/i })</text:span></text:p>
      <text:p text:style-name="P4"><text:span text:style-name="Source_20_Text"><text:span text:style-name="Source_20_Text"><text:span text:style-name="T5">eg:</text:span></text:span></text:span><text:span text:style-name="Source_20_Text">db.bayut_properties.find({ location: { $regex: "Dubai Marina", $options: "i" } }</text:span><text:span text:style-name="Source_20_Text"><text:span text:style-name="T6">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24:22.932957374</meta:creation-date>
    <dc:date>2025-03-12T09:40:55.171414923</dc:date>
    <meta:editing-duration>PT6M22S</meta:editing-duration>
    <meta:editing-cycles>1</meta:editing-cycles>
    <meta:document-statistic meta:table-count="0" meta:image-count="0" meta:object-count="0" meta:page-count="3" meta:paragraph-count="56" meta:word-count="471" meta:character-count="2990" meta:non-whitespace-character-count="2574"/>
    <meta:generator>LibreOffice/7.3.7.2$Linux_X86_64 LibreOffice_project/30$Build-2</meta:generator>
  </office:meta>
</office:document-meta>
</file>